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2.8cm"/>
    </style:style>
    <style:style style:name="gr3" style:family="graphic" style:parent-style-name="standard">
      <style:graphic-properties draw:stroke="none" svg:stroke-color="#000000" draw:fill="none" draw:fill-color="#ffffff" fo:min-height="1.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color="#ffffff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6.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3" style:family="paragraph">
      <style:text-properties fo:color="#ffffff" fo:font-weight="bold" style:font-weight-asian="bold" style:font-weight-complex="bold"/>
    </style:style>
    <style:style style:name="P4" style:family="paragraph">
      <style:text-properties fo:color="#ffffff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5.5cm" svg:height="3.05cm" svg:x="2.3cm" svg:y="1.6cm">
          <draw:text-box>
            <text:p text:style-name="P1"><text:span text:style-name="T1">CREDITS</text:span></text:p>
          </draw:text-box>
        </draw:frame>
        <draw:frame draw:style-name="gr3" draw:text-style-name="P3" draw:layer="layout" svg:width="7.4cm" svg:height="1.35cm" svg:x="1.7cm" svg:y="3.9cm">
          <draw:text-box>
            <text:p><text:span text:style-name="T2">Game Developed By</text:span></text:p>
          </draw:text-box>
        </draw:frame>
        <draw:frame draw:style-name="gr4" draw:text-style-name="P4" draw:layer="layout" svg:width="4.092cm" svg:height="0.962cm" svg:x="1.808cm" svg:y="4.938cm">
          <draw:text-box>
            <text:p><text:span text:style-name="T3">Adrian Abela</text:span></text:p>
          </draw:text-box>
        </draw:frame>
        <draw:frame draw:style-name="gr3" draw:text-style-name="P3" draw:layer="layout" svg:width="7.4cm" svg:height="1.35cm" svg:x="1.819cm" svg:y="7.1cm">
          <draw:text-box>
            <text:p><text:span text:style-name="T2">Thanks To</text:span></text:p>
          </draw:text-box>
        </draw:frame>
        <draw:frame draw:style-name="gr4" draw:text-style-name="P4" draw:layer="layout" svg:width="8.685cm" svg:height="0.962cm" svg:x="1.827cm" svg:y="8.238cm">
          <draw:text-box>
            <text:p><text:span text:style-name="T3">Gabz, Yury, Cael, Deny, Byro</text:span></text:p>
          </draw:text-box>
        </draw:frame>
        <draw:frame draw:style-name="gr4" draw:text-style-name="P4" draw:layer="layout" svg:width="16.165cm" svg:height="0.962cm" svg:x="1.8cm" svg:y="6.038cm">
          <draw:text-box>
            <text:p><text:span text:style-name="T3">World Generation in part based on code by Byron Magri</text:span></text:p>
          </draw:text-box>
        </draw:frame>
        <draw:line draw:style-name="gr5" draw:text-style-name="P1" draw:layer="layout" svg:x1="2.3cm" svg:y1="10.1cm" svg:x2="27.2cm" svg:y2="10.1cm">
          <text:p/>
        </draw:line>
        <draw:frame draw:style-name="gr4" draw:text-style-name="P4" draw:layer="layout" svg:width="4.062cm" svg:height="0.962cm" svg:x="1.9cm" svg:y="10.9cm">
          <draw:text-box>
            <text:p><text:span text:style-name="T3">Graphics by </text:span></text:p>
          </draw:text-box>
        </draw:frame>
        <draw:frame draw:style-name="gr6" draw:text-style-name="P4" draw:layer="layout" svg:width="25.3cm" svg:height="7.05cm" svg:x="1.8cm" svg:y="12.2cm">
          <draw:text-box>
            <text:p><text:span text:style-name="T3">Daniel Eddeland, Hyptosis, Zabin, Jetrel, Daniel Cook, Bertram, Fother, Indrah, Lunarea, Makoto, VisualPharm, Bdate Kaspar, Franziska Sponsel, Valera, xartez, Asher,</text:span></text:p>
            <text:p><text:span text:style-name="T3">Dawghouse Design Studio, Kazzador, Enterbrain , Vibrato, Celianna, Enterbrain, wulax, Nicu, Quaade, Stephen "Redshrike" Challener, William.Thompsonj, Daniel Eddeland, PandaMaru </text:span></text:p>
            <text:p><text:span text:style-name="T3"/></text:p>
            <text:p><text:span text:style-name="T3">Special thanks to opengameart.or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rian Abela</meta:initial-creator>
    <meta:creation-date>2014-08-29T17:05:18.643000000</meta:creation-date>
    <dc:date>2014-10-18T12:28:29.466000000</dc:date>
    <dc:creator>Adrian Abela</dc:creator>
    <meta:editing-duration>PT40M29S</meta:editing-duration>
    <meta:editing-cycles>6</meta:editing-cycles>
    <meta:generator>LibreOffice/4.2.6.3$Windows_x86 LibreOffice_project/3fd416d4c6db7d3204c17ce57a1d70f6e531ee21</meta:generator>
    <meta:document-statistic meta:object-count="10"/>
  </office:meta>
</office:document-meta>
</file>